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a633" officeooo:paragraph-rsid="000afe98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rsid="0010a633" officeooo:paragraph-rsid="000afe98"/>
    </style:style>
    <style:style style:name="P3" style:family="paragraph" style:parent-style-name="Preformatted_20_Text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rsid="0010a633" officeooo:paragraph-rsid="000afe98"/>
    </style:style>
    <style:style style:name="T1" style:family="text">
      <style:text-properties fo:color="#000000" style:font-name="Consolas" fo:font-size="14pt" style:text-underline-style="none" fo:font-weight="normal" style:font-size-asian="14pt" style:font-weight-asian="normal"/>
    </style:style>
    <style:style style:name="T2" style:family="text">
      <style:text-properties officeooo:rsid="000afe98"/>
    </style:style>
    <style:style style:name="T3" style:family="text">
      <style:text-properties officeooo:rsid="0011b5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./build/X86/gem5.opt --stats-file=initial.txt ../configs/My_se.py -c ../tests/test-progs/hello/bin/x86/linux/hello --caches --l2cache –cpu-type=detailed</text:p>
      <text:p text:style-name="P1"/>
      <text:p text:style-name="P2"><text:span text:style-name="T1">./build/X86/gem5.opt configs/example/se.py --at-instruction --take-checkpoints=100000 -c bench/branch_bench</text:span></text:p>
      <text:p text:style-name="P2"/>
      <text:p text:style-name="P3">build/ARM/gem5.opt &lt;base options&gt; configs/example/fs.py --simpoint-profile [--simpoint-interval &lt;interval length&gt;] &lt;rest of fs.py options&gt;</text:p>
      <text:p text:style-name="P2"/>
      <text:p text:style-name="P3">./build/<text:span text:style-name="T2">X86</text:span>/gem5.opt –<text:span text:style-name="T3">outdir=out_res</text:span> configs/<text:span text:style-name="T2">My_se</text:span>.py --simpoint-profile –simpoint-interval<text:span text:style-name="T2">=100,000,000</text:span> &lt;rest of fs.py options&gt;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7:38:53.095030879</meta:creation-date>
    <dc:date>2015-10-24T19:18:19.067836047</dc:date>
    <meta:editing-duration>PT1H24M25S</meta:editing-duration>
    <meta:editing-cycles>1</meta:editing-cycles>
    <meta:document-statistic meta:table-count="0" meta:image-count="0" meta:object-count="0" meta:page-count="1" meta:paragraph-count="4" meta:word-count="43" meta:character-count="525" meta:non-whitespace-character-count="494"/>
    <meta:generator>LibreOffice/4.2.8.2$Linux_X86_64 LibreOffice_project/420m0$Build-2</meta:generator>
  </office:meta>
</office:document-meta>
</file>